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7632" calcext:value-type="float">
            <text:p>108.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0264" calcext:value-type="float">
            <text:p>108.0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1168" calcext:value-type="float">
            <text:p>106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8712" calcext:value-type="float">
            <text:p>101.7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3456" calcext:value-type="float">
            <text:p>81.7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4952" calcext:value-type="float">
            <text:p>75.4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404</text:p>
          </table:table-cell>
          <table:table-cell office:value-type="string" calcext:value-type="string">
            <text:p>TWDB:1044404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7048" calcext:value-type="float">
            <text:p>73.9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